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3134fb" officeooo:paragraph-rsid="00341459"/>
    </style:style>
    <style:style style:name="P2" style:family="paragraph" style:parent-style-name="Standard">
      <style:paragraph-properties fo:margin-left="0in" fo:margin-right="0.5in" fo:text-indent="0in" style:auto-text-indent="false"/>
      <style:text-properties officeooo:rsid="003134fb" officeooo:paragraph-rsid="00341459"/>
    </style:style>
    <style:style style:name="P3" style:family="paragraph" style:parent-style-name="Standard">
      <style:paragraph-properties fo:margin-left="0in" fo:margin-right="0.5in" fo:text-indent="0in" style:auto-text-indent="false"/>
      <style:text-properties officeooo:rsid="0036ed44" officeooo:paragraph-rsid="0036ed44"/>
    </style:style>
    <style:style style:name="P4" style:family="paragraph" style:parent-style-name="Standard">
      <style:paragraph-properties fo:margin-left="0in" fo:margin-right="0.5in" fo:text-indent="0in" style:auto-text-indent="false"/>
      <style:text-properties officeooo:rsid="00379c93" officeooo:paragraph-rsid="00379c93"/>
    </style:style>
    <style:style style:name="P5" style:family="paragraph" style:parent-style-name="Standard">
      <style:paragraph-properties fo:margin-left="0in" fo:margin-right="0.5in" fo:text-indent="0in" style:auto-text-indent="false"/>
      <style:text-properties fo:font-weight="normal" officeooo:rsid="0089bfa5" officeooo:paragraph-rsid="00388353" style:font-weight-asian="normal" style:font-weight-complex="normal"/>
    </style:style>
    <style:style style:name="P6" style:family="paragraph" style:parent-style-name="Text_20_body">
      <style:paragraph-properties fo:margin-left="0in" fo:margin-right="0.5in" fo:text-indent="0in" style:auto-text-indent="false"/>
    </style:style>
    <style:style style:name="P7" style:family="paragraph" style:parent-style-name="Text_20_body">
      <style:paragraph-properties fo:margin-left="0in" fo:margin-right="0.5in" fo:text-indent="0in" style:auto-text-indent="false"/>
      <style:text-properties officeooo:rsid="001c565a" officeooo:paragraph-rsid="001c565a"/>
    </style:style>
    <style:style style:name="P8" style:family="paragraph" style:parent-style-name="Text_20_body">
      <style:paragraph-properties fo:margin-left="0in" fo:margin-right="0.5in" fo:text-indent="0in" style:auto-text-indent="false"/>
      <style:text-properties officeooo:rsid="001d4bb3" officeooo:paragraph-rsid="001d4bb3"/>
    </style:style>
    <style:style style:name="P9" style:family="paragraph" style:parent-style-name="Text_20_body">
      <style:paragraph-properties fo:margin-left="0in" fo:margin-right="0.5in" fo:text-indent="0in" style:auto-text-indent="false"/>
      <style:text-properties officeooo:paragraph-rsid="0023003e"/>
    </style:style>
    <style:style style:name="P10" style:family="paragraph" style:parent-style-name="Text_20_body">
      <style:paragraph-properties fo:margin-left="0in" fo:margin-right="0.5in" fo:text-indent="0in" style:auto-text-indent="false"/>
      <style:text-properties officeooo:rsid="0024ca9a" officeooo:paragraph-rsid="0024ca9a"/>
    </style:style>
    <style:style style:name="P11" style:family="paragraph" style:parent-style-name="Text_20_body">
      <style:paragraph-properties fo:margin-left="0in" fo:margin-right="0.5in" fo:text-indent="0in" style:auto-text-indent="false"/>
      <style:text-properties officeooo:rsid="0026c1b1" officeooo:paragraph-rsid="0026c1b1"/>
    </style:style>
    <style:style style:name="P12" style:family="paragraph" style:parent-style-name="Text_20_body">
      <style:paragraph-properties fo:margin-left="0in" fo:margin-right="0.5in" fo:text-indent="0in" style:auto-text-indent="false"/>
      <style:text-properties officeooo:rsid="002767d3" officeooo:paragraph-rsid="002767d3"/>
    </style:style>
    <style:style style:name="P13" style:family="paragraph" style:parent-style-name="Text_20_body">
      <style:paragraph-properties fo:margin-left="0in" fo:margin-right="0.5in" fo:text-indent="0in" style:auto-text-indent="false"/>
      <style:text-properties officeooo:rsid="0027d8d7" officeooo:paragraph-rsid="0027d8d7"/>
    </style:style>
    <style:style style:name="P14" style:family="paragraph" style:parent-style-name="Text_20_body">
      <style:paragraph-properties fo:margin-left="0in" fo:margin-right="0.5in" fo:text-indent="0in" style:auto-text-indent="false"/>
      <style:text-properties officeooo:rsid="002a2538" officeooo:paragraph-rsid="002a2538"/>
    </style:style>
    <style:style style:name="P15" style:family="paragraph" style:parent-style-name="Text_20_body">
      <style:paragraph-properties fo:margin-left="0in" fo:margin-right="0.5in" fo:text-indent="0in" style:auto-text-indent="false"/>
      <style:text-properties officeooo:rsid="002babf9" officeooo:paragraph-rsid="002babf9"/>
    </style:style>
    <style:style style:name="P16" style:family="paragraph" style:parent-style-name="Text_20_body">
      <style:paragraph-properties fo:margin-left="0in" fo:margin-right="0.5in" fo:text-indent="0in" style:auto-text-indent="false"/>
      <style:text-properties officeooo:rsid="002d66c1" officeooo:paragraph-rsid="002d66c1"/>
    </style:style>
    <style:style style:name="P17" style:family="paragraph" style:parent-style-name="Text_20_body">
      <style:paragraph-properties fo:margin-left="0in" fo:margin-right="0.5in" fo:text-indent="0in" style:auto-text-indent="false"/>
      <style:text-properties officeooo:rsid="002eb6ae" officeooo:paragraph-rsid="002eb6ae"/>
    </style:style>
    <style:style style:name="P18" style:family="paragraph" style:parent-style-name="Text_20_body">
      <style:paragraph-properties fo:margin-left="0in" fo:margin-right="0.5in" fo:text-indent="0in" style:auto-text-indent="false"/>
      <style:text-properties officeooo:rsid="00317bf7" officeooo:paragraph-rsid="00317bf7"/>
    </style:style>
    <style:style style:name="P19" style:family="paragraph" style:parent-style-name="Text_20_body">
      <style:paragraph-properties fo:margin-left="0in" fo:margin-right="0.5in" fo:text-indent="0in" style:auto-text-indent="false"/>
      <style:text-properties officeooo:rsid="00379c93" officeooo:paragraph-rsid="00379c93"/>
    </style:style>
    <style:style style:name="P20" style:family="paragraph" style:parent-style-name="Heading_20_3">
      <style:paragraph-properties fo:margin-left="0in" fo:margin-right="0.5in" fo:text-indent="0in" style:auto-text-indent="false"/>
    </style:style>
    <style:style style:name="P21" style:family="paragraph" style:parent-style-name="Heading_20_3">
      <style:paragraph-properties fo:margin-left="0in" fo:margin-right="0.5in" fo:margin-top="0in" fo:margin-bottom="0.1965in" style:contextual-spacing="false" fo:text-indent="0in" style:auto-text-indent="false"/>
      <style:text-properties officeooo:rsid="002d66c1" officeooo:paragraph-rsid="003ad565"/>
    </style:style>
    <style:style style:name="P22" style:family="paragraph" style:parent-style-name="Preformatted_20_Text">
      <style:paragraph-properties fo:margin-left="0in" fo:margin-right="0.5in" fo:margin-top="0in" fo:margin-bottom="0.1965in" style:contextual-spacing="false" fo:text-indent="0in" style:auto-text-indent="false"/>
      <style:text-properties officeooo:rsid="002d66c1" officeooo:paragraph-rsid="00388353"/>
    </style:style>
    <style:style style:name="P23" style:family="paragraph" style:parent-style-name="Preformatted_20_Text">
      <style:paragraph-properties fo:margin-left="0in" fo:margin-right="0.5in" fo:text-indent="0in" style:auto-text-indent="false"/>
      <style:text-properties officeooo:rsid="00317bf7" officeooo:paragraph-rsid="00317bf7"/>
    </style:style>
    <style:style style:name="P24" style:family="paragraph" style:parent-style-name="Preformatted_20_Text">
      <style:paragraph-properties fo:margin-left="0in" fo:margin-right="0.5in" fo:text-indent="0in" style:auto-text-indent="false"/>
      <style:text-properties officeooo:rsid="00379c93" officeooo:paragraph-rsid="00379c93"/>
    </style:style>
    <style:style style:name="P25" style:family="paragraph" style:parent-style-name="Text_20_body">
      <style:text-properties officeooo:rsid="003c1e6d" officeooo:paragraph-rsid="003c1e6d"/>
    </style:style>
    <style:style style:name="P26" style:family="paragraph" style:parent-style-name="Text_20_body">
      <style:text-properties officeooo:paragraph-rsid="003c1e6d"/>
    </style:style>
    <style:style style:name="P27" style:family="paragraph" style:parent-style-name="Text_20_body">
      <style:text-properties officeooo:paragraph-rsid="003e4b2a"/>
    </style:style>
    <style:style style:name="P28" style:family="paragraph" style:parent-style-name="Text_20_body">
      <style:text-properties officeooo:paragraph-rsid="00403135"/>
    </style:style>
    <style:style style:name="P29" style:family="paragraph" style:parent-style-name="Text_20_body">
      <style:text-properties officeooo:rsid="00403135" officeooo:paragraph-rsid="00403135"/>
    </style:style>
    <style:style style:name="P30" style:family="paragraph" style:parent-style-name="Text_20_body">
      <style:paragraph-properties fo:margin-left="0.5in" fo:margin-right="0.5in" fo:text-indent="0in" style:auto-text-indent="false"/>
    </style:style>
    <style:style style:name="P31" style:family="paragraph" style:parent-style-name="Text_20_body">
      <style:paragraph-properties fo:margin-left="0in" fo:margin-right="1in" fo:text-indent="0in" style:auto-text-indent="false"/>
      <style:text-properties officeooo:rsid="0020721c" officeooo:paragraph-rsid="0020721c"/>
    </style:style>
    <style:style style:name="P32" style:family="paragraph" style:parent-style-name="Text_20_body">
      <style:paragraph-properties fo:margin-left="0in" fo:margin-right="1in" fo:text-indent="0in" style:auto-text-indent="false"/>
      <style:text-properties officeooo:rsid="0023003e" officeooo:paragraph-rsid="0023003e"/>
    </style:style>
    <style:style style:name="P33" style:family="paragraph" style:parent-style-name="Heading_20_3">
      <style:paragraph-properties fo:margin-left="0in" fo:margin-right="1in" fo:text-indent="0in" style:auto-text-indent="false"/>
      <style:text-properties officeooo:rsid="0020721c" officeooo:paragraph-rsid="0020721c"/>
    </style:style>
    <style:style style:name="P34" style:family="paragraph" style:parent-style-name="Preformatted_20_Text">
      <style:text-properties officeooo:paragraph-rsid="003321b3"/>
    </style:style>
    <style:style style:name="P35" style:family="paragraph" style:parent-style-name="Preformatted_20_Text">
      <style:paragraph-properties fo:margin-top="0in" fo:margin-bottom="0.1965in" style:contextual-spacing="false"/>
    </style:style>
    <style:style style:name="P36" style:family="paragraph" style:parent-style-name="Heading_20_2">
      <style:text-properties officeooo:paragraph-rsid="0042a552"/>
    </style:style>
    <style:style style:name="P37" style:family="paragraph" style:parent-style-name="Text_20_body">
      <style:text-properties officeooo:paragraph-rsid="003e4b2a"/>
    </style:style>
    <style:style style:name="P38" style:family="paragraph" style:parent-style-name="Heading_20_3">
      <style:text-properties officeooo:rsid="00403135" officeooo:paragraph-rsid="00403135"/>
    </style:style>
    <style:style style:name="T1" style:family="text">
      <style:text-properties officeooo:rsid="00100953"/>
    </style:style>
    <style:style style:name="T2" style:family="text">
      <style:text-properties officeooo:rsid="0012e90f"/>
    </style:style>
    <style:style style:name="T3" style:family="text">
      <style:text-properties officeooo:rsid="00173fc7"/>
    </style:style>
    <style:style style:name="T4" style:family="text">
      <style:text-properties officeooo:rsid="001d4bb3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23003e"/>
    </style:style>
    <style:style style:name="T7" style:family="text">
      <style:text-properties officeooo:rsid="0027d8d7"/>
    </style:style>
    <style:style style:name="T8" style:family="text">
      <style:text-properties officeooo:rsid="002eb6ae"/>
    </style:style>
    <style:style style:name="T9" style:family="text">
      <style:text-properties officeooo:rsid="003321b3"/>
    </style:style>
    <style:style style:name="T10" style:family="text">
      <style:text-properties officeooo:rsid="0034b631"/>
    </style:style>
    <style:style style:name="T11" style:family="text">
      <style:text-properties officeooo:rsid="00341459"/>
    </style:style>
    <style:style style:name="T12" style:family="text">
      <style:text-properties officeooo:rsid="00379c93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89bfa5" style:font-weight-asian="normal" style:font-weight-complex="normal"/>
    </style:style>
    <style:style style:name="T15" style:family="text">
      <style:text-properties fo:font-weight="normal" officeooo:rsid="00100953" style:font-weight-asian="normal" style:font-weight-complex="normal"/>
    </style:style>
    <style:style style:name="T16" style:family="text">
      <style:text-properties fo:font-weight="normal" officeooo:rsid="0012e90f" style:font-weight-asian="normal" style:font-weight-complex="normal"/>
    </style:style>
    <style:style style:name="T17" style:family="text">
      <style:text-properties officeooo:rsid="00388353"/>
    </style:style>
    <style:style style:name="T18" style:family="text">
      <style:text-properties officeooo:rsid="003961c1"/>
    </style:style>
    <style:style style:name="T19" style:family="text">
      <style:text-properties officeooo:rsid="003ad565"/>
    </style:style>
    <style:style style:name="T20" style:family="text">
      <style:text-properties officeooo:rsid="003c1e6d"/>
    </style:style>
    <style:style style:name="T21" style:family="text">
      <style:text-properties officeooo:rsid="003e4b2a"/>
    </style:style>
    <style:style style:name="T22" style:family="text">
      <style:text-properties officeooo:rsid="00403135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100953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12e90f" style:font-size-asian="12pt" style:font-weight-asian="normal" style:font-size-complex="12pt" style:font-weight-complex="normal"/>
    </style:style>
    <style:style style:name="T26" style:family="text">
      <style:text-properties officeooo:rsid="00450574"/>
    </style:style>
    <style:style style:name="T27" style:family="text">
      <style:text-properties style:font-name="Liberation Serif" officeooo:rsid="003e4b2a"/>
    </style:style>
    <style:style style:name="T28" style:family="text">
      <style:text-properties style:font-name="Liberation Serif" officeooo:rsid="00403135"/>
    </style:style>
    <style:style style:name="T29" style:family="text">
      <style:text-properties style:font-name="Liberation Serif" officeooo:rsid="004891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2"><text:span text:style-name="T1">Hbase(Standalone Kurulum)</text:span></text:h>
      <text:h text:style-name="P36" text:outline-level="2"><text:span text:style-name="T24">HDFS üzerinde değilde lokal dosya sistemi üzerinde çalışacak şekilde ayarlar yapılacaktır.</text:span><text:span text:style-name="T23"> </text:span><text:span text:style-name="T25">Bir sonraki adm ise Hadoop aracılıgıyla HDFS dosya sistemi üzerinde dağıtık şekilde çalıştırmaktır.</text:span></text:h>
      <text:h text:style-name="P20" text:outline-level="3"><text:bookmark text:name="local.fs.durability"/>Local <text:span text:style-name="T3">Dosya Sistemi</text:span> <text:span text:style-name="T3">ve Uzun Ömürlü Kalıcılık(Durability)</text:span></text:h>
      <text:p text:style-name="P7">LokalDosya sistemi üzerinde Hbase kullanımı şuan için durability yi garanti etmemektedir.</text:p>
      <text:p text:style-name="P8"><text:span text:style-name="T26">Ayrıca </text:span>HDFS <text:span text:style-name="T26">içinde;</text:span> dosya sistemi üzerinde yapılan değiştirmeleri eger dosyalar düzgün kapatılamazsa kaybederiz.Bu durum başlangıçta sık karşılaşılabilecek bir durumdur.</text:p>
      <text:p text:style-name="P6"><text:span text:style-name="T4">Bu konuyla ilgili </text:span><text:s/><text:a xlink:type="simple" xlink:href="https://issues.apache.org/jira/browse/HBASE-3696" office:target-frame-name="_top" xlink:show="replace">https://issues.apache.org/jira/browse/HBASE-3696</text:a> <text:span text:style-name="T4">daha fazla detay için Hbase jirası üzerinde açılan issue ya göz atılabilir.</text:span></text:p>
      <text:h text:style-name="P20" text:outline-level="3"><text:bookmark text:name="loopback.ip.getting.started"/>Loopback IP</text:h>
      <text:h text:style-name="P33" text:outline-level="3">Not:</text:h>
      <text:p text:style-name="P31">Bu konu <text:span text:style-name="Emphasis">hbase-0.94.x</text:span><text:span text:style-name="Emphasis"><text:span text:style-name="T5"> ve daha eski versiyonlar için geçerlidir. </text:span></text:span><text:span text:style-name="Emphasis">hbase-0.96.0 <text:s/></text:span><text:span text:style-name="Emphasis"><text:span text:style-name="T5">versiyonunda çözülecegi beklenmektedir. Dolayısıyla </text:span></text:span><text:span text:style-name="Source_20_Text"><text:span text:style-name="T5">/etc/hosts</text:span></text:span><text:span text:style-name="Emphasis"><text:span text:style-name="T5"> üzerinden herhangi bir değişikliğe ihtiyaç kalmayacaktır.</text:span></text:span></text:p>
      <text:p text:style-name="P32">Hbase loopback IP addresi olarak <text:s/>127.0.0.1 beklemektedir. Ama <text:s/>Ubuntunun bazı dağıtımları için varsayılan olarak 127.0.1.1 beklemektedir. Bu durum probleme yol açabilir.</text:p>
      <text:p text:style-name="P30"/>
      <text:p text:style-name="P9"><text:span text:style-name="Source_20_Text">/etc/hosts</text:span> <text:span text:style-name="T6">şu şekilde olmalıdır.</text:span></text:p>
      <text:p text:style-name="P10">127.0.0.1 <text:s text:c="6"/>localhost <text:s/>sertac-Inspiron-7520</text:p>
      <text:p text:style-name="P10"/>
      <text:p text:style-name="P11">Şuan için benim kullandığım Hbase 0.90.6 versiyondur.</text:p>
      <text:p text:style-name="P12">Kurulum:</text:p>
      <text:p text:style-name="P13"><text:span text:style-name="T8">$</text:span>sudo <text:s/>wget <text:s/>/usr/local apache.open-source-solution.org/hbase/hbase-0.90.6/hbase-0.90.6.tar.gz <text:s/></text:p>
      <text:p text:style-name="P14"><text:span text:style-name="T8">$</text:span>sudo tar -xvf <text:s/><text:span text:style-name="T7">hbase-0.90.6.tar.gz</text:span></text:p>
      <text:p text:style-name="P14"><text:span text:style-name="T8">$</text:span>sudo mv <text:s/><text:span text:style-name="T7">hbase-0.90.6 </text:span>hbase</text:p>
      <text:p text:style-name="P15"><text:span text:style-name="T8">$</text:span>sudo chmod -R 750 hbase</text:p>
      <text:p text:style-name="P16">Şuan için Hbase başlatılmaya hazırdır ancak:</text:p>
      <text:p text:style-name="P16">Hbase ve Zookeeperın yazacagı bir dizin oluşturup ayar olarak vermek gerekmektedir.</text:p>
      <text:p text:style-name="P17">$sudo mkdir -p /usr/local/hbase/datadir</text:p>
      <text:p text:style-name="P17">$sudo mkdir -p /usr/local/hbase/datadir/hbase</text:p>
      <text:p text:style-name="P17">$sudo mkdir -p /usr/local/hbase/datadir/zookeper</text:p>
      <text:p text:style-name="P17"/>
      <text:p text:style-name="P17"/>
      <text:p text:style-name="P18"><text:soft-page-break/>$sudo vim /usr/local/hbase/conf/hbase-site.xml</text:p>
      <text:p text:style-name="P23">&lt;?xml version="1.0"?&gt;</text:p>
      <text:p text:style-name="Preformatted_20_Text">&lt;?xml-stylesheet type="text/xsl" href="configuration.xsl"?&gt;</text:p>
      <text:p text:style-name="Preformatted_20_Text">&lt;configuration&gt;</text:p>
      <text:p text:style-name="Preformatted_20_Text"><text:s text:c="2"/>&lt;property&gt;</text:p>
      <text:p text:style-name="Preformatted_20_Text"><text:s text:c="4"/>&lt;name&gt;hbase.rootdir&lt;/name&gt;</text:p>
      <text:p text:style-name="P34"><text:s text:c="4"/>&lt;value&gt;<text:span text:style-name="T9">/usr/local/hbase/datadir/hbase</text:span>&lt;/value&gt;</text:p>
      <text:p text:style-name="Preformatted_20_Text"><text:s text:c="2"/>&lt;/property&gt;</text:p>
      <text:p text:style-name="Preformatted_20_Text"><text:s text:c="2"/>&lt;property&gt;</text:p>
      <text:p text:style-name="Preformatted_20_Text"><text:s text:c="4"/>&lt;name&gt;hbase.zookeeper.property.dataDir&lt;/name&gt;</text:p>
      <text:p text:style-name="P34"><text:s text:c="4"/>&lt;value&gt;/<text:span text:style-name="T8">usr/local/hbase/datadir/zookeper</text:span>&lt;/value&gt;</text:p>
      <text:p text:style-name="Preformatted_20_Text"><text:s text:c="2"/>&lt;/property&gt;</text:p>
      <text:p text:style-name="P35">&lt;/configuration&gt;</text:p>
      <text:p text:style-name="P1">---% <text:span text:style-name="T10">export HBASE_INSTALL=/usr/local/hbase </text:span></text:p>
      <text:p text:style-name="P2">---% export PATH=$PATH:$H<text:span text:style-name="T11">BASE</text:span>_INSTALL/bin</text:p>
      <text:p text:style-name="P2"/>
      <text:p text:style-name="P3">NOT:JAVA_HOME un kurulu olup olmadığından emin olmamız gerekmeketedir.</text:p>
      <text:p text:style-name="P4">Daha sonra </text:p>
      <text:p text:style-name="P3"/>
      <text:p text:style-name="P3"><text:span text:style-name="Source_20_Text"><text:span text:style-name="T12">$vim /usr/local/hbase/</text:span></text:span><text:span text:style-name="Source_20_Text">conf/hbase-env.sh</text:span></text:p>
      <text:p text:style-name="P17"/>
      <text:p text:style-name="P19">dosyasına;</text:p>
      <text:p text:style-name="P19"/>
      <text:p text:style-name="P24"><text:span text:style-name="Source_20_Text">export JAVA_HOME=/usr/lib/jvm/java-6-sun şekilde girdi yapıyoruz.</text:span></text:p>
      <text:p text:style-name="P24"><text:span text:style-name="Source_20_Text"/></text:p>
      <text:p text:style-name="P5"><text:span text:style-name="Source_20_Text"><text:span text:style-name="T14">%HOME/.bashrc dosyasın</text:span></text:span><text:span text:style-name="Source_20_Text"><text:span text:style-name="T17">da </text:span></text:span><text:span text:style-name="Source_20_Text"><text:span text:style-name="T14">:</text:span></text:span></text:p>
      <text:p text:style-name="P22"><text:span text:style-name="Source_20_Text">export PATH=$PATH:$H</text:span><text:span text:style-name="Source_20_Text"><text:span text:style-name="T17">BASE</text:span></text:span><text:span text:style-name="Source_20_Text">_HOME/bin <text:s/></text:span><text:span text:style-name="Source_20_Text"><text:span text:style-name="T18">satırının bulundugundan emin olunmalıdır.</text:span></text:span></text:p>
      <text:p text:style-name="P22"><text:span text:style-name="Source_20_Text"/></text:p>
      <text:h text:style-name="P21" text:outline-level="3"><text:span text:style-name="Source_20_Text"><text:span text:style-name="T19">Shell Komutları</text:span></text:span></text:h>
      <text:p text:style-name="P25">Çalışan Hbase e shell aracılıgı ile erişmek için:</text:p>
      <text:p text:style-name="Preformatted_20_Text">$ ./bin/hbase shell</text:p>
      <text:p text:style-name="Preformatted_20_Text">HBase Shell; enter 'help&lt;RETURN&gt;' for list of supported commands.</text:p>
      <text:p text:style-name="Preformatted_20_Text">Type "exit&lt;RETURN&gt;" to leave the HBase Shell</text:p>
      <text:p text:style-name="Preformatted_20_Text">Version: 0.90.0, r1001068, Fri Sep 24 13:55:42 PDT 2010</text:p>
      <text:p text:style-name="Preformatted_20_Text"/>
      <text:p text:style-name="P35">hbase(main):001:0&gt; </text:p>
      <text:p text:style-name="P26"><text:span text:style-name="T20">help yazıp enter a basarsak. Kullanabileceğimiz komutlarla ilgili komutlara erişebiliriz.Tablo isimleri kolon isimleri satır isimleri vs nin tırnak içerisinden yazılması gerektiğine özellikle dikkat etmeliyiz.</text:span> </text:p>
      <text:p text:style-name="P27"><text:span text:style-name="Source_20_Text"/></text:p>
      <text:p text:style-name="P27"><text:span text:style-name="Source_20_Text"/></text:p>
      <text:p text:style-name="P27"><text:span text:style-name="Source_20_Text"/></text:p>
      <text:p text:style-name="P27"><text:span text:style-name="Source_20_Text"/></text:p>
      <text:p text:style-name="P27"><text:span text:style-name="Source_20_Text"/></text:p>
      <text:p text:style-name="P27"><text:span text:style-name="Source_20_Text"/></text:p>
      <text:p text:style-name="P27"><text:soft-page-break/><text:span text:style-name="Source_20_Text"><text:span text:style-name="T21">Cf </text:span></text:span><text:span text:style-name="Source_20_Text"><text:span text:style-name="T27">kolon family sine sahip </text:span></text:span><text:span text:style-name="Source_20_Text"><text:span text:style-name="T21"><text:s/></text:span></text:span><text:span text:style-name="Source_20_Text"><text:span text:style-name="T27">t</text:span></text:span><text:span text:style-name="T27">est</text:span><text:span text:style-name="T21"> adında bir tabloyu <text:s/>oluşturalım.list komutu ile oluşturma işlemini dogrulayıp, bazı değerler girelim.</text:span></text:p>
      <text:p text:style-name="Preformatted_20_Text">hbase(main):003:0&gt; create 'test', 'cf'</text:p>
      <text:p text:style-name="Preformatted_20_Text">0 row(s) in 1.2200 seconds</text:p>
      <text:p text:style-name="Preformatted_20_Text">hbase(main):003:0&gt; list 'test'</text:p>
      <text:p text:style-name="Preformatted_20_Text">..</text:p>
      <text:p text:style-name="Preformatted_20_Text">1 row(s) in 0.0550 seconds</text:p>
      <text:p text:style-name="Preformatted_20_Text">hbase(main):004:0&gt; put 'test', 'row1', 'cf:a', 'value1'</text:p>
      <text:p text:style-name="Preformatted_20_Text">0 row(s) in 0.0560 seconds</text:p>
      <text:p text:style-name="Preformatted_20_Text">hbase(main):005:0&gt; put 'test', 'row2', 'cf:b', 'value2'</text:p>
      <text:p text:style-name="Preformatted_20_Text">0 row(s) in 0.0370 seconds</text:p>
      <text:p text:style-name="Preformatted_20_Text">hbase(main):006:0&gt; put 'test', 'row3', 'cf:c', 'value3'</text:p>
      <text:p text:style-name="P35">0 row(s) in 0.0450 seconds</text:p>
      <text:p text:style-name="P28"><text:span text:style-name="T22">İlk olarak row1 i </text:span><text:span text:style-name="Source_20_Text"><text:span text:style-name="T22">cf:a </text:span></text:span><text:span text:style-name="Source_20_Text"><text:span text:style-name="T28">kolonuna value1 ile girdik.</text:span></text:span><text:span text:style-name="Source_20_Text"><text:span text:style-name="T29">C</text:span></text:span>olumn family prefix<text:span text:style-name="T22">i</text:span> <text:s/><text:span text:style-name="Source_20_Text">cf</text:span> i<text:span text:style-name="T22">dir <text:s/>ve </text:span></text:p>
      <text:p text:style-name="P28">column qualifier suffix <text:span text:style-name="Source_20_Text">a</text:span> <text:s/><text:span text:style-name="T22">dır.</text:span>.</text:p>
      <text:p text:style-name="P29">Verilerin tabloya girilip girilmediğinin kontrolu;</text:p>
      <text:p text:style-name="Preformatted_20_Text">hbase(main):007:0&gt; scan 'test'</text:p>
      <text:p text:style-name="Preformatted_20_Text">ROW <text:s text:c="7"/>COLUMN+CELL</text:p>
      <text:p text:style-name="Preformatted_20_Text">row1 <text:s text:c="6"/>column=cf:a, timestamp=1288380727188, value=value1</text:p>
      <text:p text:style-name="Preformatted_20_Text">row2 <text:s text:c="6"/>column=cf:b, timestamp=1288380738440, value=value2</text:p>
      <text:p text:style-name="Preformatted_20_Text">row3 <text:s text:c="6"/>column=cf:c, timestamp=1288380747365, value=value3</text:p>
      <text:p text:style-name="P35">3 row(s) in 0.0590 seconds</text:p>
      <text:p text:style-name="P29">Tek bir satır getirme;</text:p>
      <text:p text:style-name="Preformatted_20_Text">hbase(main):008:0&gt; get 'test', 'row1'</text:p>
      <text:p text:style-name="Preformatted_20_Text">COLUMN <text:s text:c="5"/>CELL</text:p>
      <text:p text:style-name="Preformatted_20_Text">cf:a <text:s text:c="7"/>timestamp=1288380727188, value=value1</text:p>
      <text:p text:style-name="P35">1 row(s) in 0.0400 seconds</text:p>
      <text:p text:style-name="P29">Tabloyu silmek için;</text:p>
      <text:p text:style-name="Preformatted_20_Text">hbase(main):012:0&gt; disable 'test'</text:p>
      <text:p text:style-name="Preformatted_20_Text">0 row(s) in 1.0930 seconds</text:p>
      <text:p text:style-name="Preformatted_20_Text">hbase(main):013:0&gt; drop 'test'</text:p>
      <text:p text:style-name="P35">0 row(s) in 0.0770 seconds </text:p>
      <text:p text:style-name="P29">Shell üzerinden hbase I kapatmak için:</text:p>
      <text:p text:style-name="P35">hbase(main):014:0&gt; exit</text:p>
      <text:h text:style-name="P38" text:outline-level="3">Hbaese i durdurma</text:h>
      <text:p text:style-name="Preformatted_20_Text">$ ./bin/stop-hbase.sh</text:p>
      <text:p text:style-name="P35">stopping hbase...............</text:p>
      <text:h text:style-name="Heading_20_3" text:outline-level="3"/>
      <text:p text:style-name="P22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2-17T09:17:24.225216927</meta:creation-date>
    <dc:date>2014-02-19T23:39:42.075633920</dc:date>
    <dc:creator>sertac </dc:creator>
    <meta:editing-duration>PT1H20M11S</meta:editing-duration>
    <meta:editing-cycles>52</meta:editing-cycles>
    <meta:generator>LibreOffice/4.1.3.2$Linux_X86_64 LibreOffice_project/410m0$Build-2</meta:generator>
    <meta:document-statistic meta:table-count="0" meta:image-count="0" meta:object-count="0" meta:page-count="3" meta:paragraph-count="89" meta:word-count="468" meta:character-count="4221" meta:non-whitespace-character-count="3754"/>
  </office:meta>
</office:document-meta>
</file>